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b471" officeooo:paragraph-rsid="0005b471"/>
    </style:style>
    <style:style style:name="P2" style:family="paragraph" style:parent-style-name="Text_20_body">
      <style:text-properties officeooo:paragraph-rsid="000719c9"/>
    </style:style>
    <style:style style:name="P3" style:family="paragraph" style:parent-style-name="Text_20_body">
      <style:text-properties officeooo:paragraph-rsid="0008c500"/>
    </style:style>
    <style:style style:name="P4" style:family="paragraph" style:parent-style-name="Text_20_body">
      <style:text-properties officeooo:rsid="0008c500" officeooo:paragraph-rsid="0008c500"/>
    </style:style>
    <style:style style:name="P5" style:family="paragraph" style:parent-style-name="Text_20_body">
      <style:text-properties officeooo:rsid="00095711" officeooo:paragraph-rsid="00095711"/>
    </style:style>
    <style:style style:name="P6" style:family="paragraph" style:parent-style-name="Text_20_body">
      <style:text-properties officeooo:rsid="000b1dae" officeooo:paragraph-rsid="000b1dae"/>
    </style:style>
    <style:style style:name="P7" style:family="paragraph" style:parent-style-name="Title">
      <style:text-properties officeooo:rsid="0005b471" officeooo:paragraph-rsid="0005b471"/>
    </style:style>
    <style:style style:name="P8" style:family="paragraph" style:parent-style-name="Heading_20_1">
      <style:text-properties officeooo:rsid="0005b471" officeooo:paragraph-rsid="0005b471"/>
    </style:style>
    <style:style style:name="P9" style:family="paragraph" style:parent-style-name="Heading_20_1">
      <style:text-properties officeooo:rsid="00095711" officeooo:paragraph-rsid="00095711"/>
    </style:style>
    <style:style style:name="T1" style:family="text">
      <style:text-properties officeooo:rsid="0005b471"/>
    </style:style>
    <style:style style:name="T2" style:family="text">
      <style:text-properties officeooo:rsid="000719c9"/>
    </style:style>
    <style:style style:name="T3" style:family="text">
      <style:text-properties officeooo:rsid="0008c500"/>
    </style:style>
    <style:style style:name="T4" style:family="text">
      <style:text-properties officeooo:rsid="000b1da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troduction `a l’apprentissage profond</text:p>
      <text:p text:style-name="P1"/>
      <text:h text:style-name="P8" text:outline-level="1">Partie 1 : Perceptron</text:h>
      <text:p text:style-name="P1">B est un tenseur de taille {10, 1} : <text:span text:style-name="T2">Celui-ci contient les biais des neurones de sorties</text:span></text:p>
      <text:p text:style-name="P1">W est un tenseur de taille {10, 784} <text:span text:style-name="T2">Celui-ci contient les poids des neurones : 784 neurones d’entres et 10 neurones de sorties.</text:span></text:p>
      <text:p text:style-name="P1">Datatrain est un tenseur de taille {63000, 784} : <text:span text:style-name="T2">Matrice contenant les 63000 images d’entrainements (63000 images de 784 pixels)</text:span></text:p>
      <text:p text:style-name="P2"><text:span text:style-name="T1">Labeltrain est un tenseur de taille {63000, 784} : </text:span><text:span text:style-name="T2">Matrice contenant les solutions aux images </text:span><text:span text:style-name="T3">de train</text:span></text:p>
      <text:p text:style-name="P2"><text:span text:style-name="T1">Datatest est un tenseur de taille {7000, 784} : </text:span><text:span text:style-name="T2">Matrice contenant les 7000 images de test ( 7000 images de 784 pixels)</text:span></text:p>
      <text:p text:style-name="P3"><text:span text:style-name="T1">Labeltest est un tenseur de taille {7000, 784} : </text:span><text:span text:style-name="T2">Matrice contenant les solutions aux images </text:span><text:span text:style-name="T3">de test</text:span></text:p>
      <text:p text:style-name="P4">x va contenir les donnees lues a chaque fois.</text:p>
      <text:p text:style-name="P4">Y contient la sortie du model</text:p>
      <text:p text:style-name="P4">T correspond a la sortie attendu</text:p>
      <text:p text:style-name="P4">gradiant va contenir la difference entre la sortie attendu et la sortie actuelle</text:p>
      <text:h text:style-name="P9" text:outline-level="1">Partie 2 : Perceptron</text:h>
      <text:p text:style-name="P5">On va ajouter une couche cache.</text:p>
      <text:p text:style-name="P5">Pour definir les hyperparametres de cette couche, on va prendre eta a la meme valeur que precedemment pour commencer, puis on va le monter tant que la valeur de test continue de converger et d’etre stable.</text:p>
      <text:p text:style-name="P5">Pour le nombre de neurones, on va prendre sur les conseils du professeur le nombres de neuronnes d’entres plus le nombres de neuronnes de sortie divise par 2. On va ensuite monter et descendre cette valeur en fonction des resultats de tests.</text:p>
      <text:p text:style-name="P5">Les poids initiaux n’ont pas ete touches.</text:p>
      <text:p text:style-name="P5">Le resultat opt<text:span text:style-name="T4">imal a ete obtenu avec les valeurs suivantes : </text:span></text:p>
      <text:p text:style-name="P6">eta : 0.0001</text:p>
      <text:p text:style-name="P6">HiddenLayerSize : 4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9T12:52:26.386805508</meta:creation-date>
    <meta:editing-duration>PT18S</meta:editing-duration>
    <meta:editing-cycles>2</meta:editing-cycles>
    <meta:generator>LibreOffice/6.4.7.2$Linux_X86_64 LibreOffice_project/40$Build-2</meta:generator>
    <dc:date>2022-09-09T12:52:43.484246690</dc:date>
    <meta:document-statistic meta:table-count="0" meta:image-count="0" meta:object-count="0" meta:page-count="1" meta:paragraph-count="20" meta:word-count="270" meta:character-count="1544" meta:non-whitespace-character-count="1293"/>
  </office:meta>
</office:document-meta>
</file>